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25-02-0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24-02-1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22-11-17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22-02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20-02-19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19-02-13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18-02-14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17-02-2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96" calcext:value-type="float">
            <text:p>48.4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9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9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9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9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9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9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8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8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8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8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8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7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7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7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7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7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7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6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6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6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6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6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6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6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5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5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5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5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5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5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5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5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101</text:p>
          </table:table-cell>
          <table:table-cell office:value-type="string" calcext:value-type="string">
            <text:p>195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